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aa42" officeooo:paragraph-rsid="001aaa42"/>
    </style:style>
    <style:style style:name="T1" style:family="text">
      <style:text-properties officeooo:rsid="001ac3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1 <text:span text:style-name="T1">updated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3:16:06.795193492</meta:creation-date>
    <dc:date>2018-10-01T13:25:57.176226270</dc:date>
    <meta:editing-duration>PT46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" meta:word-count="4" meta:character-count="17" meta:non-whitespace-character-count="14"/>
  </office:meta>
</office:document-meta>
</file>